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dcee" officeooo:paragraph-rsid="0013dcee"/>
    </style:style>
    <style:style style:name="P2" style:family="paragraph" style:parent-style-name="Standard">
      <style:paragraph-properties fo:text-align="center" style:justify-single-word="false"/>
      <style:text-properties officeooo:rsid="0013dcee" officeooo:paragraph-rsid="0013dcee"/>
    </style:style>
    <style:style style:name="P3" style:family="paragraph" style:parent-style-name="Standard">
      <style:text-properties officeooo:rsid="0013dcee" officeooo:paragraph-rsid="0015695a"/>
    </style:style>
    <style:style style:name="P4" style:family="paragraph" style:parent-style-name="Standard">
      <style:text-properties officeooo:rsid="0013dcee" officeooo:paragraph-rsid="00169107"/>
    </style:style>
    <style:style style:name="P5" style:family="paragraph" style:parent-style-name="Standard">
      <style:text-properties officeooo:rsid="0013dcee" officeooo:paragraph-rsid="0017955f"/>
    </style:style>
    <style:style style:name="P6" style:family="paragraph" style:parent-style-name="Standard">
      <style:text-properties fo:font-style="italic" officeooo:rsid="0013dcee" officeooo:paragraph-rsid="0013dcee" style:font-style-asian="italic" style:font-style-complex="italic"/>
    </style:style>
    <style:style style:name="P7" style:family="paragraph" style:parent-style-name="Standard">
      <style:text-properties officeooo:rsid="0015695a" officeooo:paragraph-rsid="0015695a"/>
    </style:style>
    <style:style style:name="P8" style:family="paragraph" style:parent-style-name="Standard">
      <style:text-properties officeooo:rsid="0015695a" officeooo:paragraph-rsid="0017955f"/>
    </style:style>
    <style:style style:name="P9" style:family="paragraph" style:parent-style-name="Standard">
      <style:text-properties officeooo:rsid="00169107" officeooo:paragraph-rsid="00169107"/>
    </style:style>
    <style:style style:name="P10" style:family="paragraph" style:parent-style-name="Standard">
      <style:text-properties officeooo:rsid="00169107" officeooo:paragraph-rsid="0015695a"/>
    </style:style>
    <style:style style:name="P11" style:family="paragraph" style:parent-style-name="Standard">
      <style:text-properties officeooo:rsid="00169107" officeooo:paragraph-rsid="0017955f"/>
    </style:style>
    <style:style style:name="P12" style:family="paragraph" style:parent-style-name="Standard">
      <style:text-properties officeooo:rsid="0017955f" officeooo:paragraph-rsid="0017955f"/>
    </style:style>
    <style:style style:name="T1" style:family="text">
      <style:text-properties officeooo:rsid="0013dcee"/>
    </style:style>
    <style:style style:name="T2" style:family="text">
      <style:text-properties officeooo:rsid="00169107"/>
    </style:style>
    <style:style style:name="T3" style:family="text">
      <style:text-properties officeooo:rsid="001795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n-Trivial Commutative Symmetry</text:p>
      <text:p text:style-name="P2">by Sven Nilsen, 2020</text:p>
      <text:p text:style-name="P1"/>
      <text:p text:style-name="P6">In this paper I introduce non-trivial commutative symmetry.</text:p>
      <text:p text:style-name="P1"/>
      <text:p text:style-name="P1">Commutativity and anti-commutativity are important mathematical properties of binary operators.</text:p>
      <text:p text:style-name="P1">However, from the perspective of path semantics, these two properties can be treated as one property:</text:p>
      <text:p text:style-name="P1"/>
      <text:p text:style-name="P1"><text:tab/>∀ a, b { f(a, b) = g(f(b, a)) }<text:tab/><text:tab/>∧<text:tab/>∃f &lt;=&gt; ∀g</text:p>
      <text:p text:style-name="P1"/>
      <text:p text:style-name="P7">In path semantical notation:</text:p>
      <text:p text:style-name="P7"/>
      <text:p text:style-name="P7"><text:tab/>f &lt;=&gt; f[swap → g]<text:tab/><text:tab/><text:span text:style-name="T1">∧<text:tab/>∃f &lt;=&gt; ∀g</text:span></text:p>
      <text:p text:style-name="P1"/>
      <text:p text:style-name="P3">This generalized property of commutativity is called “<text:span text:style-name="T2">non-trivial </text:span>commutative symmetry”,<text:line-break/><text:span text:style-name="T2">or just “commutative symmetry” for a short version</text:span>.</text:p>
      <text:p text:style-name="P5"/>
      <text:p text:style-name="P5">The motivation for this is to prove properties that are more generic.</text:p>
      <text:p text:style-name="P8"/>
      <text:p text:style-name="P8">The condition `<text:span text:style-name="T1">∃f &lt;=&gt; ∀g</text:span>` is weaker than `f` having an identity element, but serves a similar role.</text:p>
      <text:p text:style-name="P8"/>
      <text:p text:style-name="P8">Strictly said, `<text:span text:style-name="T1">∃f &lt;=&gt; ∀g</text:span>` is implied by `<text:span text:style-name="T1">∀ a, b { f(a, b) = g(f(b, a)) }</text:span>`,<text:line-break/>because for every output of `<text:span text:style-name="T1">f(a, b)</text:span>`, there must be an output of `g` which gets mapped from<text:line-break/>`<text:span text:style-name="T1">∀g</text:span>` which comes from `<text:span text:style-name="T1">f(b, a)</text:span>`. For every output of `<text:span text:style-name="T1">f(a, b)</text:span>` there is an out<text:span text:style-name="T3">p</text:span>ut of `<text:span text:style-name="T1">f(b, a)</text:span>`,<text:line-break/>which is a tautology <text:span text:style-name="T2">when `a` and `b` are enumerated from the same type</text:span>. Therefore, `<text:span text:style-name="T1">∃f &lt;=&gt; ∀g</text:span>`.</text:p>
      <text:p text:style-name="P8"/>
      <text:p text:style-name="P8">However, since `<text:span text:style-name="T1">∃f &lt;=&gt; ∀g</text:span>` is not easy to see, it is defined explicitly to be used in theorem proving.</text:p>
      <text:p text:style-name="P11"/>
      <text:p text:style-name="P12">One can use <text:span text:style-name="T2">“commutative symmetry” </text:span>to refer to “non-trivial commutative symmetry”.</text:p>
      <text:p text:style-name="P12">The reason for this is that it is closer to the standard usage of commuativity and anti-commutativity.</text:p>
      <text:p text:style-name="P11"/>
      <text:p text:style-name="P4">There is a “trivial commutative symmetry” which can be added, <text:span text:style-name="T2">which allows stronger proofs:</text:span></text:p>
      <text:p text:style-name="P4"/>
      <text:p text:style-name="P4"><text:tab/><text:span text:style-name="T2">f[g ⨯ g → id] &lt;=&gt; f</text:span></text:p>
      <text:p text:style-name="P4"/>
      <text:p text:style-name="P4"><text:span text:style-name="T2">However, trivial commutative symmetry is not necessary for generalized commutativity</text:span>.</text:p>
      <text:p text:style-name="P9"/>
      <text:p text:style-name="P9">When trivial commutative symmetry is added, one uses “full commutative symmetry” or<text:line-break/>“commutative symmetric path”, due to the simplified definition:</text:p>
      <text:p text:style-name="P9"/>
      <text:p text:style-name="P9"><text:tab/>f[swap → id] &lt;=&gt; f[g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4:11:47.181661000</meta:creation-date>
    <dc:date>2020-08-10T14:50:30.552351000</dc:date>
    <meta:editing-duration>PT6M12S</meta:editing-duration>
    <meta:editing-cycles>1</meta:editing-cycles>
    <meta:document-statistic meta:table-count="0" meta:image-count="0" meta:object-count="0" meta:page-count="1" meta:paragraph-count="20" meta:word-count="293" meta:character-count="1731" meta:non-whitespace-character-count="1452"/>
    <meta:generator>LibreOffice/5.1.2.2$MacOSX_X86_64 LibreOffice_project/d3bf12ecb743fc0d20e0be0c58ca359301eb705f</meta:generator>
  </office:meta>
</office:document-meta>
</file>